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A3207BDC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95cm, 14.341cm, 2.947cm, 5.292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249cm" svg:height="7.249cm" svg:x="6.75cm" svg:y="12.251cm">
          <draw:image xlink:href="Pictures/10000001000004B0000002A3207BDC64.png" xlink:type="simple" xlink:show="embed" xlink:actuate="onLoad" draw:mime-type="image/png">
            <text:p/>
          </draw:image>
        </draw:frame>
        <draw:frame draw:style-name="gr2" draw:text-style-name="P2" draw:layer="layout" svg:width="0.855cm" svg:height="0.962cm" svg:x="10cm" svg:y="12.75cm">
          <draw:text-box>
            <text:p>1</text:p>
          </draw:text-box>
        </draw:frame>
        <draw:frame draw:style-name="gr2" draw:text-style-name="P2" draw:layer="layout" svg:width="0.855cm" svg:height="0.962cm" svg:x="12.5cm" svg:y="14.5cm">
          <draw:text-box>
            <text:p>2</text:p>
          </draw:text-box>
        </draw:frame>
        <draw:frame draw:style-name="gr2" draw:text-style-name="P2" draw:layer="layout" svg:width="0.855cm" svg:height="0.962cm" svg:x="12.25cm" svg:y="16.75cm">
          <draw:text-box>
            <text:p>3</text:p>
          </draw:text-box>
        </draw:frame>
        <draw:frame draw:style-name="gr2" draw:text-style-name="P2" draw:layer="layout" svg:width="0.855cm" svg:height="0.962cm" svg:x="7.25cm" svg:y="16.5cm">
          <draw:text-box>
            <text:p>4</text:p>
          </draw:text-box>
        </draw:frame>
        <draw:frame draw:style-name="gr2" draw:text-style-name="P2" draw:layer="layout" svg:width="0.855cm" svg:height="0.962cm" svg:x="7.25cm" svg:y="14.25cm">
          <draw:text-box>
            <text:p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8T12:11:45.182536200</meta:creation-date>
    <dc:date>2025-12-08T13:40:13.368506700</dc:date>
    <meta:editing-duration>PT4M26S</meta:editing-duration>
    <meta:editing-cycles>1</meta:editing-cycles>
    <meta:generator>LibreOffice/25.2.4.3$Windows_X86_64 LibreOffice_project/33e196637044ead23f5c3226cde09b47731f7e27</meta:generator>
    <meta:document-statistic meta:object-count="6"/>
  </office:meta>
</office:document-meta>
</file>